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FD00000050CC4A673D.png"/>
  <manifest:file-entry manifest:media-type="image/png" manifest:full-path="Pictures/10000201000000AA000000731C420DF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a1" style:family="table">
      <style:table-properties style:width="17.007cm" fo:margin-left="0cm" fo:margin-right="-0.007cm" table:align="margins"/>
    </style:style>
    <style:style style:name="Tabla1.A" style:family="table-column">
      <style:table-column-properties style:column-width="4.466cm" style:rel-column-width="2532*"/>
    </style:style>
    <style:style style:name="Tabla1.B" style:family="table-column">
      <style:table-column-properties style:column-width="6.316cm" style:rel-column-width="3581*"/>
    </style:style>
    <style:style style:name="Tabla1.C" style:family="table-column">
      <style:table-column-properties style:column-width="6.225cm" style:rel-column-width="35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07cm" fo:margin-left="0cm" fo:margin-right="-0.007cm" table:align="margins"/>
    </style:style>
    <style:style style:name="Tabla2.A" style:family="table-column">
      <style:table-column-properties style:column-width="4.466cm" style:rel-column-width="2532*"/>
    </style:style>
    <style:style style:name="Tabla2.B" style:family="table-column">
      <style:table-column-properties style:column-width="6.346cm" style:rel-column-width="3598*"/>
    </style:style>
    <style:style style:name="Tabla2.C" style:family="table-column">
      <style:table-column-properties style:column-width="6.195cm" style:rel-column-width="3512*"/>
    </style:style>
    <style:style style:name="Tabla2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004586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Liberation Sans" fo:font-size="11pt" style:font-size-asian="11pt" style:font-size-complex="11pt"/>
    </style:style>
    <style:style style:name="P2" style:family="paragraph" style:parent-style-name="Standard">
      <style:text-properties fo:color="#ffffff" style:font-name="Liberation Sans" fo:font-weight="bold" fo:background-color="transparent" style:font-weight-asian="bold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ffffff" style:font-name="Liberation Sans" fo:font-weight="bold" fo:background-color="transparent" style:font-weight-asian="bold" style:font-weight-complex="bold"/>
    </style:style>
    <style:style style:name="P4" style:family="paragraph" style:parent-style-name="Table_20_Contents">
      <style:text-properties style:font-name="Liberation Sans" fo:font-size="11pt" style:font-size-asian="11pt" style:font-size-complex="11pt"/>
    </style:style>
    <style:style style:name="P5" style:family="paragraph" style:parent-style-name="Table_20_Contents">
      <style:text-properties fo:color="#ffffff" style:font-name="Liberation Sans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2">Consulta recibida</text:p>
          </table:table-cell>
          <table:table-cell table:style-name="Tabla2.C1" office:value-type="string">
            <text:p text:style-name="P3">Consulta entregad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ERF16R</text:p>
          </table:table-cell>
          <table:table-cell table:style-name="Tabla1.A1" office:value-type="string">
            <text:p text:style-name="P1">comprehensive overview over all environmental technologies (incl. renewable energy products) in United Kingdom”</text:p>
          </table:table-cell>
          <table:table-cell table:style-name="Tabla1.C1" office:value-type="string">
            <text:p text:style-name="P1">(cpv:03416* OR cpv:0933* OR cpv:1463* OR cpv:15832* OR cpv:196* OR cpv:311213* OR cpv:341445* OR cpv:3492848* OR cpv:41* OR cpv:4212222* OR cpv:4232* OR cpv:42996* OR cpv:44131 OR cpv:446137 OR cpv:446138* OR cpv:446162* OR cpv:452221* OR cpv:452313* OR cpv:452324* OR cpv:45252* OR cpv:452591* OR cpv:4526264* OR cpv:5113511* OR cpv:71313* OR cpv:713143* OR cpv:718* OR cpv:79723* OR cpv:8054* OR cpv:90* OR cpv:98342*) AND nut:UK*</text:p>
          </table:table-cell>
        </table:table-row>
        <table:table-row>
          <table:table-cell table:style-name="Tabla1.A2" office:value-type="string">
            <text:p text:style-name="P4">ERF172</text:p>
          </table:table-cell>
          <table:table-cell table:style-name="Tabla1.A2" office:value-type="string">
            <text:p text:style-name="P1">Licitacion de obra publica: vivienda, hospitales, carreteras, urbanizaciones, estación de tratamiento de agua potable, repoblaciones forestales.. in The Netherlands</text:p>
          </table:table-cell>
          <table:table-cell table:style-name="Tabla1.C2" office:value-type="string">
            <text:p text:style-name="P1">(cpv:45211* OR cpv:45233* OR cpv:4521514* OR cpv:45252126 OR cpv:772316* OR cpv:907122*) AND nut:NL*</text:p>
          </table:table-cell>
        </table:table-row>
        <table:table-row>
          <table:table-cell table:style-name="Tabla1.A2" office:value-type="string">
            <text:p text:style-name="P4">ERF179</text:p>
          </table:table-cell>
          <table:table-cell table:style-name="Tabla1.A2" office:value-type="string">
            <text:p text:style-name="P1">44211000 Edificios prefabricados en España</text:p>
          </table:table-cell>
          <table:table-cell table:style-name="Tabla1.C2" office:value-type="string">
            <text:p text:style-name="P1">cpv:44211* AND nut:ES*</text:p>
          </table:table-cell>
        </table:table-row>
        <table:table-row>
          <table:table-cell table:style-name="Tabla1.A2" office:value-type="string">
            <text:p text:style-name="P4">ERF17A</text:p>
          </table:table-cell>
          <table:table-cell table:style-name="Tabla1.A2" office:value-type="string">
            <text:p text:style-name="P1">JUEGOS INFANTILES (PARQUES DE COLUMPIOS, TOBOGANES, ETC. EN EL ESPACIO PUBLICO EN ESPAÑA</text:p>
            <text:p text:style-name="P1"><text:line-break/>CPV 2008 PROBABLE:<text:line-break/>37535200 EQUIPAMIENTOS PARA TERRENOS DE JUEGO</text:p>
          </table:table-cell>
          <table:table-cell table:style-name="Tabla1.C2" office:value-type="string">
            <text:p text:style-name="P1">(cpv:43325* cpv:45112723 OR cpv:3753* OR cpv:375351* OR cpv:375352* OR cpv:5087*) AND nut:ES*</text:p>
          </table:table-cell>
        </table:table-row>
        <table:table-row>
          <table:table-cell table:style-name="Tabla1.A2" office:value-type="string">
            <text:p text:style-name="P4">ERF17G</text:p>
          </table:table-cell>
          <table:table-cell table:style-name="Tabla1.A2" office:value-type="string">
            <text:p text:style-name="P1">monitor de signos vitales en España</text:p>
          </table:table-cell>
          <table:table-cell table:style-name="Tabla1.C2" office:value-type="string">
            <text:p text:style-name="P1">(cpv:33124100 OR cpv:33124110 OR cpv:33195100 OR cpv:33195000 OR (cpv:331* AND (“constantes vitales” OR “monitor constantes”))) AND nut:ES*</text:p>
          </table:table-cell>
        </table:table-row>
        <table:table-row>
          <table:table-cell table:style-name="Tabla1.A2" office:value-type="string">
            <text:p text:style-name="P4">ERF17K</text:p>
          </table:table-cell>
          <table:table-cell table:style-name="Tabla1.A2" office:value-type="string">
            <text:p text:style-name="P1">museum and exhibition and product launch services en <text:s/>Reino Unido </text:p>
          </table:table-cell>
          <table:table-cell table:style-name="Tabla1.C2" office:value-type="string">
            <text:p text:style-name="P1">cpv:925211* AND nut:UK*</text:p>
          </table:table-cell>
        </table:table-row>
        <table:table-row>
          <table:table-cell table:style-name="Tabla1.A2" office:value-type="string">
            <text:p text:style-name="P4">ERF17Z</text:p>
          </table:table-cell>
          <table:table-cell table:style-name="Tabla1.A2" office:value-type="string">
            <text:p text:style-name="P1">Voltímetros,Instrumentos de <text:soft-page-break/>medida de magnitudes eléctricas,Amperímetros,Instrumentos de medida o control de características físicas,Higrómetros,Termómetros,Equipo de medida y de control,Buscafugas,Analizadores,Empalmes para cables aislados,Kits de empalmes de cables,Destornilladores,Herramientas manuales,Cabezas para destornillador,Alicates en España</text:p>
          </table:table-cell>
          <table:table-cell table:style-name="Tabla1.C2" office:value-type="string">
            <text:p text:style-name="P1">(cpv:383413* OR cpv:384* OR <text:soft-page-break/>cpv:31342* OR cpv:312248* OR cpv:44512*) AND nut:ES*</text:p>
          </table:table-cell>
        </table:table-row>
        <table:table-row>
          <table:table-cell table:style-name="Tabla1.A2" office:value-type="string">
            <text:p text:style-name="P4">ERF182</text:p>
          </table:table-cell>
          <table:table-cell table:style-name="Tabla1.A2" office:value-type="string">
            <text:p text:style-name="P1">empresas relacionadas con:<text:line-break/><text:line-break/>conservación/mantenimento de pavimentos de carreteras, aeropuertos, puentes, túneles en la UE</text:p>
          </table:table-cell>
          <table:table-cell table:style-name="Tabla1.C2" office:value-type="string">
            <text:p text:style-name="P1">(cpv:45235111 OR cpv:45235210 OR cpv:45235311 OR cpv:452332* OR cpv:452333* OR cpv:45221119 OR cpv:45221248) AND (nut:BE* OR nut:BG* OR nut:CZ* OR nut:DK* OR nut:DE* OR nut:EE* OR nut:GR* OR nut:ES* OR nut:FR* OR nut:IE* OR nut:IT* OR nut:CY* OR nut:LV* OR nut:LT* OR nut:LU* OR nut:HU* OR nut:MT* OR nut:NL* OR nut:AT* OR nut:PL* OR nut:PT* OR nut:RO* OR nut:SI* OR nut:SK* OR nut:FI* OR nut:SE* OR nut:UK*)</text:p>
          </table:table-cell>
        </table:table-row>
        <table:table-row>
          <table:table-cell table:style-name="Tabla1.A2" office:value-type="string">
            <text:p text:style-name="P4">ERF18G</text:p>
          </table:table-cell>
          <table:table-cell table:style-name="Tabla1.A2" office:value-type="string">
            <text:p text:style-name="P1">Wood poles, Wooden sleepers , Lattice towers in United Kingdom</text:p>
          </table:table-cell>
          <table:table-cell table:style-name="Tabla1.C2" office:value-type="string">
            <text:p text:style-name="P1">(cpv:442122* OR cpv:02181* OR cpv:34947* OR cpv:20111*) AND nut:UK*</text:p>
          </table:table-cell>
        </table:table-row>
        <table:table-row>
          <table:table-cell table:style-name="Tabla1.A2" office:value-type="string">
            <text:p text:style-name="P4">ERF190</text:p>
          </table:table-cell>
          <table:table-cell table:style-name="Tabla1.A2" office:value-type="string">
            <text:p text:style-name="P1">CPV: 71000000 en Rumanía</text:p>
          </table:table-cell>
          <table:table-cell table:style-name="Tabla1.C2" office:value-type="string">
            <text:p text:style-name="P1">cpv:71* AND nut:RO*</text:p>
          </table:table-cell>
        </table:table-row>
        <table:table-row>
          <table:table-cell table:style-name="Tabla1.A2" office:value-type="string">
            <text:p text:style-name="P4">ERF1A6</text:p>
          </table:table-cell>
          <table:table-cell table:style-name="Tabla1.A2" office:value-type="string">
            <text:p text:style-name="P1">CPV 85120000 (Servicios de ejercicio de la medicina y servicios conexos)</text:p>
          </table:table-cell>
          <table:table-cell table:style-name="Tabla1.C2" office:value-type="string">
            <text:p text:style-name="P1">(cpv:8512*)" AND nut:ES*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6" style:family="table">
      <style:table-properties style:width="17.011cm" fo:margin-left="0cm" fo:margin-right="-0.011cm" table:align="margins" style:writing-mode="lr-tb"/>
    </style:style>
    <style:style style:name="Tabla26.A" style:family="table-column">
      <style:table-column-properties style:column-width="7.87cm" style:rel-column-width="30324*"/>
    </style:style>
    <style:style style:name="Tabla26.B" style:family="table-column">
      <style:table-column-properties style:column-width="9.14cm" style:rel-column-width="35211*"/>
    </style:style>
    <style:style style:name="Tabla26.1" style:family="table-row">
      <style:table-row-properties style:min-row-height="1.588cm"/>
    </style:style>
    <style:style style:name="Tabla2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6" table:style-name="Tabla26">
          <table:table-column table:style-name="Tabla26.A"/>
          <table:table-column table:style-name="Tabla26.B"/>
          <table:table-row table:style-name="Tabla26.1">
            <table:table-cell table:style-name="Tabla26.A1" office:value-type="string">
              <text:p text:style-name="Table_20_Contents"><draw:frame draw:style-name="Mfr1" draw:name="gráficos3" text:anchor-type="as-char" svg:width="2.81cm" svg:height="1.901cm" draw:z-index="1"><draw:image xlink:href="Pictures/10000201000000AA000000731C420DF6.png" xlink:type="simple" xlink:show="embed" xlink:actuate="onLoad"/></draw:frame></text:p>
            </table:table-cell>
            <table:table-cell table:style-name="Tabla26.A1" office:value-type="string">
              <text:p text:style-name="MP1"/>
              <text:p text:style-name="MP1"><draw:frame draw:style-name="Mfr2" draw:name="gráficos1" text:anchor-type="paragraph" svg:x="2.63cm" svg:y="-0.192cm" svg:width="6.38cm" svg:height="1cm" draw:z-index="3"><draw:image xlink:href="Pictures/10000201000001FD00000050CC4A673D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Luis Marin</meta:initial-creator>
    <meta:creation-date>2011-11-21T13:50:25</meta:creation-date>
    <dc:date>2011-11-21T16:09:39</dc:date>
    <dc:creator>Jose Luis Marin</dc:creator>
    <meta:editing-duration>PT02H19M16S</meta:editing-duration>
    <meta:editing-cycles>11</meta:editing-cycles>
    <meta:generator>OpenOffice.org/3.2$Unix OpenOffice.org_project/320m12$Build-9483</meta:generator>
    <meta:document-statistic meta:table-count="3" meta:image-count="2" meta:object-count="0" meta:page-count="2" meta:paragraph-count="37" meta:word-count="362" meta:character-count="2712"/>
  </office:meta>
</office:document-meta>
</file>